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Week2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Standard"/>
      <text:p text:style-name="Standard"><text:span text:style-name="T10">Sample Exercise</text:span><text:span text:style-name="T11">: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0T13:38:00Z</dc:date>
    <meta:print-date>2025-01-08T14:29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2" meta:character-count="85" meta:row-count="1" meta:non-whitespace-character-count="74"/>
  </office:meta>
</office:document-meta>
</file>